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58" style:family="table">
      <style:table-properties style:width="16.981cm" fo:margin-left="0cm" fo:margin-right="0.019cm" table:align="margins"/>
    </style:style>
    <style:style style:name="Tabella58.A" style:family="table-column">
      <style:table-column-properties style:column-width="3.57cm" style:rel-column-width="13778*"/>
    </style:style>
    <style:style style:name="Tabella58.B" style:family="table-column">
      <style:table-column-properties style:column-width="13.411cm" style:rel-column-width="51757*"/>
    </style:style>
    <style:style style:name="Tabella58.1" style:family="table-row">
      <style:table-row-properties style:min-row-height="0.767cm"/>
    </style:style>
    <style:style style:name="Tabel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8.B1" style:family="table-cell">
      <style:table-cell-properties fo:padding="0.097cm" fo:border="0.05pt solid #000000"/>
    </style:style>
    <style:style style:name="Tabella58.2" style:family="table-row">
      <style:table-row-properties style:min-row-height="0.683cm"/>
    </style:style>
    <style:style style:name="Tabella58.A2" style:family="table-cell">
      <style:table-cell-properties fo:padding="0.097cm" fo:border-left="0.05pt solid #000000" fo:border-right="none" fo:border-top="none" fo:border-bottom="0.05pt solid #000000"/>
    </style:style>
    <style:style style:name="Tabel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8.4" style:family="table-row">
      <style:table-row-properties style:min-row-height="3.298cm"/>
    </style:style>
    <style:style style:name="Tabella58.5" style:family="table-row">
      <style:table-row-properties style:min-row-height="1.296cm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2cdbc" style:font-size-asian="11pt" style:font-style-asian="italic" style:font-size-complex="11pt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2cdbc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officeooo:paragraph-rsid="0002cdbc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2cdbc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2cdbc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paragraph-rsid="0002cdbc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02cdbc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font-weight="bold" officeooo:rsid="0002cdbc" officeooo:paragraph-rsid="0002cdbc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403a4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officeooo:rsid="0002cdbc" officeooo:paragraph-rsid="0002cdbc" style:font-size-asian="11pt" style:font-size-complex="11pt"/>
    </style:style>
    <style:style style:name="T1" style:family="text">
      <style:text-properties fo:color="#000000" style:font-name-asian="Times New Roman1" style:font-name-complex="Times New Roman1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officeooo:rsid="0002cd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58" table:style-name="Tabella58">
        <table:table-column table:style-name="Tabella58.A"/>
        <table:table-column table:style-name="Tabella58.B"/>
        <table:table-row table:style-name="Tabella58.1">
          <table:table-cell table:style-name="Tabella58.A1" office:value-type="string">
            <text:p text:style-name="P1">Nome dello use case</text:p>
          </table:table-cell>
          <table:table-cell table:style-name="Tabella58.B1" office:value-type="string">
            <text:p text:style-name="P8">Invio Mail</text:p>
            <text:p text:style-name="P2"/>
          </table:table-cell>
        </table:table-row>
        <table:table-row table:style-name="Tabella58.2">
          <table:table-cell table:style-name="Tabella58.A2" office:value-type="string">
            <text:p text:style-name="P1">Attori partecipanti</text:p>
          </table:table-cell>
          <table:table-cell table:style-name="Tabella58.B2" office:value-type="string">
            <text:p text:style-name="P3">Iniziato da: <text:span text:style-name="T3">Direttore oppure Impiegato</text:span>.</text:p>
          </table:table-cell>
        </table:table-row>
        <table:table-row table:style-name="Tabella58.2">
          <table:table-cell table:style-name="Tabella58.A2" office:value-type="string">
            <text:p text:style-name="P1">Entry condition</text:p>
          </table:table-cell>
          <table:table-cell table:style-name="Tabella58.B2" office:value-type="string">
            <text:p text:style-name="P3">L'utente accede al sistema e viene riconosciuto come <text:span text:style-name="T3">Direttore oppure Impiegato.</text:span></text:p>
          </table:table-cell>
        </table:table-row>
        <table:table-row table:style-name="Tabella58.4">
          <table:table-cell table:style-name="Tabella58.A2" office:value-type="string">
            <text:p text:style-name="P1">Flusso di eventi</text:p>
          </table:table-cell>
          <table:table-cell table:style-name="Tabella58.B2" office:value-type="string">
            <text:p text:style-name="P4"/>
            <text:p text:style-name="P9">1. <text:span text:style-name="T3">Accede alla sezione per inviare l'Email</text:span>.</text:p>
            <text:p text:style-name="P9"/>
            <text:p text:style-name="P9">2.<text:span text:style-name="T3"> Seleziona se l'email deve essere inviata agli iscritti che non hanno ancora </text:span></text:p>
            <text:p text:style-name="P9"><text:span text:style-name="T3">effettuato il pagamento oppure che hanno ricevuto uno sconto sulla retta. <text:s text:c="2"/></text:span></text:p>
            <text:p text:style-name="P9"><text:span text:style-name="T3"/></text:p>
            <text:p text:style-name="P9">3. <text:span text:style-name="T3">Compila i campi inerenti al corpo e oggetto dell'email</text:span>.</text:p>
            <text:p text:style-name="P9"><text:span text:style-name="T3"/></text:p>
            <text:p text:style-name="P9"><text:span text:style-name="T3">4. Spedisce l'email.</text:span></text:p>
            <text:p text:style-name="P4"><text:s text:c="6"/><text:span text:style-name="T3">5</text:span>. Il sistema mostra <text:span text:style-name="T3">un messaggio per segnalarci che la spedizione è <text:s text:c="16"/>andata a buon fine</text:span>.</text:p>
          </table:table-cell>
        </table:table-row>
        <table:table-row table:style-name="Tabella58.5">
          <table:table-cell table:style-name="Tabella58.A2" office:value-type="string">
            <text:p text:style-name="P1">Exit condition</text:p>
          </table:table-cell>
          <table:table-cell table:style-name="Tabella58.B2" office:value-type="string">
            <text:p text:style-name="P3">In caso di successo Il sistema mostra <text:span text:style-name="T3">un messaggio di conferma</text:span></text:p>
            <text:p text:style-name="P3"/>
          </table:table-cell>
        </table:table-row>
        <table:table-row table:style-name="Tabella58.5">
          <table:table-cell table:style-name="Tabella58.A2" office:value-type="string">
            <text:p text:style-name="P1">Exception condition</text:p>
          </table:table-cell>
          <table:table-cell table:style-name="Tabella58.B2" office:value-type="string">
            <text:p text:style-name="P7"><text:span text:style-name="T1">Nel caso di un errore utente, il sistema mostra all’utente un </text:span><text:span text:style-name="T2">messaggio di errore che indica l'errore verificatosi.</text:span></text:p>
          </table:table-cell>
        </table:table-row>
        <table:table-row>
          <table:table-cell table:style-name="Tabella58.A2" office:value-type="string">
            <text:p text:style-name="P1">Requisiti qualitativi</text:p>
          </table:table-cell>
          <table:table-cell table:style-name="Tabella58.B2" office:value-type="string">
            <text:p text:style-name="P10">Il Direttore o l'Impiegato devono ricevere un messaggio di conferma in meno di 10 secondi dall'invio della mail.</text:p>
          </table:table-cell>
        </table:table-row>
      </table:table>
      <text:p text:style-name="P5">UC<text:span text:style-name="T3">2</text:span>: <text:span text:style-name="T3">Il Direttore o l'impiegato inviano una emai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32:04.59</meta:creation-date>
    <dc:date>2012-10-18T18:03:11.87</dc:date>
    <meta:editing-duration>P0D</meta:editing-duration>
    <meta:editing-cycles>2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20" meta:word-count="150" meta:character-count="978" meta:non-whitespace-character-count="822"/>
  </office:meta>
</office:document-meta>
</file>